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officeooo:rsid="000656f5" officeooo:paragraph-rsid="000656f5"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Arial" fo:font-size="13pt" style:text-underline-style="none" fo:font-weight="normal" officeooo:rsid="000656f5" officeooo:paragraph-rsid="000656f5"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 fo:font-size="13pt" style:text-underline-style="none" fo:font-weight="normal" officeooo:rsid="000656f5" officeooo:paragraph-rsid="000656f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 fo:font-size="13pt" fo:font-style="normal" style:text-underline-style="none" fo:font-weight="normal" officeooo:rsid="000656f5" officeooo:paragraph-rsid="000656f5"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style:font-name="Arial" fo:font-size="18pt" fo:font-style="normal" style:text-underline-style="none" fo:font-weight="bold" officeooo:rsid="000656f5" officeooo:paragraph-rsid="000656f5"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style:font-name="Arial" fo:font-size="18pt" fo:font-style="normal" style:text-underline-style="none" fo:font-weight="bold" officeooo:rsid="000656f5" officeooo:paragraph-rsid="0008da12" style:font-size-asian="15.75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style:font-name="Arial" fo:font-size="18pt" fo:font-style="normal" style:text-underline-style="none" fo:font-weight="bold" officeooo:rsid="0008da12" officeooo:paragraph-rsid="0008da12" style:font-size-asian="15.75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officeooo:rsid="000656f5" officeooo:paragraph-rsid="000656f5"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fo:font-size="14pt" fo:font-style="normal" style:text-underline-style="none" fo:font-weight="bold" officeooo:rsid="0008da12" officeooo:paragraph-rsid="0008da12"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Arial" fo:font-size="14pt" fo:font-style="normal" style:text-underline-style="none" fo:font-weight="bold" officeooo:rsid="0008da12" officeooo:paragraph-rsid="000a204e"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Arial" fo:font-size="12pt" style:text-underline-style="none" fo:font-weight="normal" officeooo:rsid="0008da12" officeooo:paragraph-rsid="0008da12" style:font-size-asian="10.5pt" style:font-weight-asian="normal" style:font-size-complex="12pt" style:font-weight-complex="normal"/>
    </style:style>
    <style:style style:name="T1" style:family="text">
      <style:text-properties officeooo:rsid="0008da12"/>
    </style:style>
    <style:style style:name="T2" style:family="text">
      <style:text-properties officeooo:rsid="0009b422"/>
    </style:style>
    <style:style style:name="T3" style:family="text">
      <style:text-properties fo:font-size="14pt" style:font-size-asian="14pt" style:font-size-complex="14pt"/>
    </style:style>
    <style:style style:name="T4" style:family="text">
      <style:text-properties fo:font-size="14pt" officeooo:rsid="0009b422" style:font-size-asian="14pt" style:font-size-complex="14pt"/>
    </style:style>
    <style:style style:name="T5" style:family="text">
      <style:text-properties fo:font-size="14pt" officeooo:rsid="000a204e" style:font-size-asian="14pt" style:font-size-complex="14pt"/>
    </style:style>
    <style:style style:name="T6" style:family="text">
      <style:text-properties fo:font-size="14pt" officeooo:rsid="000ac050" style:font-size-asian="14pt" style:font-size-complex="14pt"/>
    </style:style>
    <style:style style:name="T7" style:family="text">
      <style:text-properties officeooo:rsid="000a204e"/>
    </style:style>
    <style:style style:name="T8" style:family="text">
      <style:text-properties officeooo:rsid="000ac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ite 1</text:p>
      <text:p text:style-name="P1">Tesla-Panzer – Dokumentation</text:p>
      <text:p text:style-name="P2"/>
      <text:p text:style-name="P2">Von Tobias, Tom, Max, Jannes und Timothy</text:p>
      <text:p text:style-name="P2"/>
      <text:p text:style-name="P3"/>
      <text:p text:style-name="P6"><text:span text:style-name="T1">Kapitel</text:span>:</text:p>
      <text:p text:style-name="P7"/>
      <text:p text:style-name="P7">-Plan</text:p>
      <text:p text:style-name="P7">-Grober Aufbau</text:p>
      <text:p text:style-name="P7"><text:tab/><text:span text:style-name="T3">-</text:span><text:span text:style-name="T4">Skizze</text:span></text:p>
      <text:p text:style-name="P9"><text:tab/>-<text:span text:style-name="T2">Körper</text:span></text:p>
      <text:p text:style-name="P9"><text:tab/>-<text:span text:style-name="T2">Raspberry</text:span></text:p>
      <text:p text:style-name="P9"><text:tab/>-<text:span text:style-name="T2">Ketten</text:span></text:p>
      <text:p text:style-name="P9"><text:tab/>-<text:span text:style-name="T2">Motoren</text:span></text:p>
      <text:p text:style-name="P9"><text:tab/>-<text:span text:style-name="T2">Verkablung</text:span></text:p>
      <text:p text:style-name="P7">-3D Modellierung</text:p>
      <text:p text:style-name="P7"><text:span text:style-name="T3"><text:tab/>-Panzer Körper</text:span></text:p>
      <text:p text:style-name="P9"><text:tab/>-Ketten</text:p>
      <text:p text:style-name="P9"><text:tab/>-<text:span text:style-name="T2">Kleinteile</text:span></text:p>
      <text:p text:style-name="P7">-Raspberry Pi</text:p>
      <text:p text:style-name="P9"><text:tab/>-GPIO</text:p>
      <text:p text:style-name="P9"><text:tab/>-Bluetooth</text:p>
      <text:p text:style-name="P9"><text:tab/>-SSH</text:p>
      <text:p text:style-name="P7">-Programmierung in Python</text:p>
      <text:p text:style-name="P7"><text:tab/><text:span text:style-name="T3">-</text:span><text:span text:style-name="T5">Ps4Py Installieren</text:span></text:p>
      <text:p text:style-name="P10"><text:tab/>-<text:span text:style-name="T7">Controller Verbindung erwarten</text:span></text:p>
      <text:p text:style-name="P10"><text:tab/>-<text:span text:style-name="T7">Funktionen die auf Controller Input hören</text:span></text:p>
      <text:p text:style-name="P9"><text:tab/>-<text:span text:style-name="T7">Board Computer</text:span></text:p>
      <text:p text:style-name="P9"><text:tab/>-<text:span text:style-name="T7">Fenster Konfigurieren</text:span></text:p>
      <text:p text:style-name="P9"><text:tab/>-<text:span text:style-name="T7">Grafiken erstellen</text:span></text:p>
      <text:p text:style-name="P9"><text:tab/>-<text:span text:style-name="T8">Strom für die Steuerung verwalten(Gpios)</text:span></text:p>
      <text:p text:style-name="P7">-Kommunikation</text:p>
      <text:p text:style-name="P7"><text:tab/><text:span text:style-name="T3">-</text:span><text:span text:style-name="T6">Raspberry welcher die Steuerung für den Panzer rechnet <text:tab/> <text:tab/> <text:tab/> kabellos durch das lokale Netzwerk ansteuern mit Hilfe von SSH.</text:span></text:p>
      <text:p text:style-name="P7">-<text:span text:style-name="T7">Bildquellen</text:span></text:p>
      <text:p text:style-name="P7"/>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Plan:</text:p>
      <text:p text:style-name="P8"/>
      <text:p text:style-name="P4">Das Ziel der Tesla Panzer Gruppe ist einen Panzer entwickeln der von einem Raspberry Pi im Gehäuse Gesteuert wird. Das Gehäuse wird 3D gedruckt. Gesteuert sollt der Panzer kabellos über etwas wie ein Handy oder ähnliches werden. Schießen soll der Panzer erstmal nich können da der Panzer mit der Schießvorrichtung zu schwär währe um von den Motoren vorran getrieben zu werden. Ein nettes Deteil sind der Board Computer der von dem Haupt Raspberry gerechnet wird.</text:p>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7T19:00:08.442000000</meta:creation-date>
    <dc:date>2022-03-17T19:31:01.467000000</dc:date>
    <meta:editing-duration>PT20M43S</meta:editing-duration>
    <meta:editing-cycles>5</meta:editing-cycles>
    <meta:generator>LibreOffice/6.1.3.2$Windows_X86_64 LibreOffice_project/86daf60bf00efa86ad547e59e09d6bb77c699acb</meta:generator>
    <meta:document-statistic meta:table-count="0" meta:image-count="0" meta:object-count="0" meta:page-count="3" meta:paragraph-count="33" meta:word-count="153" meta:character-count="1084" meta:non-whitespace-character-count="937"/>
  </office:meta>
</office:document-meta>
</file>